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cm" svg:stroke-color="#000000" draw:marker-start-width="0.32cm" draw:marker-end="Triangle" draw:marker-end-width="0.42cm" svg:stroke-linecap="round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a7074b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04cm" svg:stroke-color="#706e0c" draw:marker-start-width="0.26cm" draw:marker-end-width="0.26cm" svg:stroke-linecap="round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2cm" fo:min-width="2.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71cm"/>
      <style:paragraph-properties style:writing-mode="lr-tb"/>
    </style:style>
    <style:style style:name="gr8" style:family="graphic" style:parent-style-name="standard">
      <style:graphic-properties draw:stroke="none" draw:fill="none" fo:min-height="0.32cm"/>
      <style:paragraph-properties style:writing-mode="lr-tb"/>
    </style:style>
    <style:style style:name="gr9" style:family="graphic" style:parent-style-name="standard">
      <style:graphic-properties svg:stroke-width="0.05cm" draw:marker-start-width="0.275cm" draw:marker-end-width="0.275cm" draw:fill="solid" draw:fill-color="#729fc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a7074b" draw:marker-start-width="0.275cm" draw:marker-end-width="0.275cm" draw:fill="solid" draw:fill-color="#e1617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Long_20_Dash" svg:stroke-width="0.04cm" svg:stroke-color="#706e0c" draw:marker-start-width="0.26cm" draw:marker-end-width="0.26cm" svg:stroke-linecap="round" draw:fill="none" draw:textarea-vertical-align="middle" fo:padding-top="0.145cm" fo:padding-bottom="0.145cm" fo:padding-left="0.27cm" fo:padding-right="0.27cm"/>
    </style:style>
    <style:style style:name="gr12" style:family="graphic" style:parent-style-name="objectwithoutfill">
      <style:graphic-properties svg:stroke-width="0.04cm" svg:stroke-color="#000000" draw:marker-start="Triangle" draw:marker-start-width="0.15cm" draw:marker-end="Triangle" draw:marker-end-width="0.15cm" svg:stroke-linecap="round" draw:fill="none" draw:textarea-vertical-align="middle" fo:padding-top="0.145cm" fo:padding-bottom="0.145cm" fo:padding-left="0.27cm" fo:padding-right="0.27cm"/>
    </style:style>
    <style:style style:name="gr13" style:family="graphic" style:parent-style-name="objectwithoutfill">
      <style:graphic-properties svg:stroke-width="0.04cm" svg:stroke-color="#000000" draw:marker-start="" draw:marker-start-width="0.15cm" draw:marker-end="Triangle" draw:marker-end-width="0.15cm" svg:stroke-linecap="round" draw:fill="none" draw:textarea-vertical-align="middle" fo:padding-top="0.145cm" fo:padding-bottom="0.145cm" fo:padding-left="0.27cm" fo:padding-right="0.27cm"/>
    </style:style>
    <style:style style:name="gr14" style:family="graphic" style:parent-style-name="objectwithoutfill">
      <style:graphic-properties svg:stroke-width="0.04cm" svg:stroke-color="#000000" draw:marker-start="Triangle" draw:marker-start-width="0.15cm" draw:marker-end="" draw:marker-end-width="0.15cm" svg:stroke-linecap="round" draw:fill="none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4cm" fo:min-width="0.8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359cm" fo:min-width="0.604cm"/>
    </style:style>
    <style:style style:name="gr18" style:family="graphic" style:parent-style-name="objectwithoutfill">
      <style:graphic-properties svg:stroke-width="0.3cm" svg:stroke-color="#729fcf" draw:marker-start-width="0.65cm" draw:marker-end="Triangle" draw:marker-end-width="0.75cm" svg:stroke-linecap="round" draw:fill="none" draw:textarea-vertical-align="middle" fo:padding-top="0.275cm" fo:padding-bottom="0.275cm" fo:padding-left="0.4cm" fo:padding-right="0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text-properties fo:color="#706e0c" loext:opacity="100%" fo:font-size="8pt" style:font-size-asian="8pt" style:font-size-complex="8pt"/>
    </style:style>
    <style:style style:name="P6" style:family="paragraph">
      <loext:graphic-properties draw:fill="none" draw:fill-color="#ffffff"/>
      <style:text-properties fo:color="#706e0c" loext:opacity="100%" fo:font-size="8pt" style:font-size-asian="8pt" style:font-size-complex="8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solid" draw:fill-color="#e16173"/>
      <style:paragraph-properties fo:text-align="center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706e0c" loext:opacity="100%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line draw:style-name="gr1" draw:text-style-name="P1" draw:layer="layout" svg:x1="1.031cm" svg:y1="8.188cm" svg:x2="1.031cm" svg:y2="0.188cm">
              <text:p/>
            </draw:line>
            <draw:line draw:style-name="gr1" draw:text-style-name="P1" draw:layer="layout" svg:x1="1.031cm" svg:y1="8.188cm" svg:x2="9.031cm" svg:y2="8.188cm">
              <text:p/>
            </draw:line>
            <draw:custom-shape draw:style-name="gr2" draw:text-style-name="P2" draw:layer="layout" svg:width="0.25cm" svg:height="0.25cm" svg:x="4.531cm" svg:y="2.188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2" draw:text-style-name="P2" draw:layer="layout" svg:width="0.25cm" svg:height="0.25cm" svg:x="4.531cm" svg:y="1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281cm" svg:y="1.6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031cm" svg:y="2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6.281cm" svg:y="3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4.031cm" svg:y="2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3.531cm" svg:y="2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2.781cm" svg:y="1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4.781cm" svg:y="3.1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2" draw:layer="layout" svg:width="0.25cm" svg:height="0.25cm" svg:x="5.281cm" svg:y="3.4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531cm" svg:y="2.4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3.781cm" svg:y="1.438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2" draw:text-style-name="P2" draw:layer="layout" svg:width="0.25cm" svg:height="0.25cm" svg:x="5.281cm" svg:y="3.938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2" draw:text-style-name="P2" draw:layer="layout" svg:width="0.25cm" svg:height="0.25cm" svg:x="6.531cm" svg:y="3.6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7.031cm" svg:y="4.4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781cm" svg:y="4.1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2" draw:layer="layout" svg:width="0.25cm" svg:height="0.25cm" svg:x="6.531cm" svg:y="4.6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5.781cm" svg:y="3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5cm" svg:height="0.25cm" svg:x="1.681cm" svg:y="3.7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81cm" svg:y="5.93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031cm" svg:y="5.43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81cm" svg:y="6.93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781cm" svg:y="6.93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4.031cm" svg:y="7.1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531cm" svg:y="6.1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531cm" svg:y="6.6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031cm" svg:y="7.43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781cm" svg:y="4.1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281cm" svg:y="4.6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.531cm" svg:y="4.6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531cm" svg:y="5.1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3.281cm" svg:y="4.93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2.531cm" svg:y="5.93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2.005cm" svg:height="0.645cm" draw:transform="rotate (1.5707963267949) translate (0.098cm 2.358cm)">
              <draw:text-box>
                <text:p text:style-name="P3"><text:span text:style-name="T1">Feature 2</text:span></text:p>
              </draw:text-box>
            </draw:frame>
            <draw:frame draw:style-name="gr4" draw:text-style-name="P4" draw:layer="layout" svg:width="2.005cm" svg:height="0.645cm" svg:x="6.861cm" svg:y="8.355cm">
              <draw:text-box>
                <text:p text:style-name="P3"><text:span text:style-name="T1">Feature 1</text:span></text:p>
              </draw:text-box>
            </draw:frame>
            <draw:line draw:style-name="gr5" draw:text-style-name="P1" draw:layer="layout" svg:x1="1.281cm" svg:y1="1.438cm" svg:x2="9.031cm" svg:y2="6.766cm">
              <text:p/>
            </draw:line>
            <draw:line draw:style-name="gr5" draw:text-style-name="P1" draw:layer="layout" svg:x1="0.781cm" svg:y1="3.327cm" svg:x2="9.281cm" svg:y2="5.688cm">
              <text:p/>
            </draw:line>
            <draw:line draw:style-name="gr5" draw:text-style-name="P1" draw:layer="layout" svg:x1="2.531cm" svg:y1="0.938cm" svg:x2="5.531cm" svg:y2="7.938cm">
              <text:p/>
            </draw:line>
            <draw:line draw:style-name="gr5" draw:text-style-name="P1" draw:layer="layout" svg:x1="0.781cm" svg:y1="2.188cm" svg:x2="6.531cm" svg:y2="7.938cm">
              <text:p/>
            </draw:line>
            <draw:g>
              <draw:custom-shape draw:style-name="gr6" draw:text-style-name="P2" draw:layer="layout" svg:width="2.92cm" svg:height="0.502cm" svg:x="4.859cm" svg:y="5.582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6" draw:layer="layout" svg:width="3.21cm" svg:height="0.569cm" svg:x="4.726cm" svg:y="5.52cm">
                <draw:text-box>
                  <text:p text:style-name="P5"><text:span text:style-name="T2">Possible hyperplanes</text:span></text:p>
                </draw:text-box>
              </draw:frame>
            </draw:g>
            <draw:frame draw:style-name="gr8" draw:text-style-name="P7" draw:layer="layout" svg:width="0.893cm" svg:height="0.57cm" svg:x="8.394cm" svg:y="5.046cm">
              <draw:text-box>
                <text:p><text:span text:style-name="T2">H1</text:span></text:p>
              </draw:text-box>
            </draw:frame>
            <draw:frame draw:style-name="gr8" draw:text-style-name="P7" draw:layer="layout" svg:width="0.893cm" svg:height="0.57cm" svg:x="8.355cm" svg:y="5.985cm">
              <draw:text-box>
                <text:p><text:span text:style-name="T2">H2</text:span></text:p>
              </draw:text-box>
            </draw:frame>
            <draw:frame draw:style-name="gr8" draw:text-style-name="P7" draw:layer="layout" svg:width="0.893cm" svg:height="0.57cm" svg:x="6.114cm" svg:y="7.216cm">
              <draw:text-box>
                <text:p><text:span text:style-name="T2">H3</text:span></text:p>
              </draw:text-box>
            </draw:frame>
            <draw:frame draw:style-name="gr8" draw:text-style-name="P7" draw:layer="layout" svg:width="0.893cm" svg:height="0.57cm" svg:x="4.652cm" svg:y="7.52cm">
              <draw:text-box>
                <text:p><text:span text:style-name="T2">H4</text:span></text:p>
              </draw:text-box>
            </draw:frame>
          </draw:g>
          <draw:g>
            <draw:line draw:style-name="gr1" draw:text-style-name="P1" draw:layer="layout" svg:x1="12.642cm" svg:y1="8.188cm" svg:x2="12.642cm" svg:y2="0.188cm">
              <text:p/>
            </draw:line>
            <draw:line draw:style-name="gr1" draw:text-style-name="P1" draw:layer="layout" svg:x1="12.642cm" svg:y1="8.188cm" svg:x2="20.642cm" svg:y2="8.188cm">
              <text:p/>
            </draw:line>
            <draw:custom-shape draw:style-name="gr2" draw:text-style-name="P2" draw:layer="layout" svg:width="0.25cm" svg:height="0.25cm" svg:x="16.142cm" svg:y="2.188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2" draw:text-style-name="P2" draw:layer="layout" svg:width="0.25cm" svg:height="0.25cm" svg:x="16.142cm" svg:y="1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892cm" svg:y="1.6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642cm" svg:y="2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892cm" svg:y="3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0.25cm" svg:height="0.25cm" svg:x="15.642cm" svg:y="2.9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142cm" svg:y="2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4.392cm" svg:y="1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6.392cm" svg:y="3.1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2" draw:layer="layout" svg:width="0.25cm" svg:height="0.25cm" svg:x="16.892cm" svg:y="3.4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142cm" svg:y="2.4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5.392cm" svg:y="1.438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2" draw:text-style-name="P2" draw:layer="layout" svg:width="0.25cm" svg:height="0.25cm" svg:x="16.892cm" svg:y="3.938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custom-shape draw:style-name="gr2" draw:text-style-name="P2" draw:layer="layout" svg:width="0.25cm" svg:height="0.25cm" svg:x="18.142cm" svg:y="3.6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8.642cm" svg:y="4.4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392cm" svg:y="4.1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2" draw:layer="layout" svg:width="0.25cm" svg:height="0.25cm" svg:x="18.142cm" svg:y="4.6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5cm" svg:height="0.25cm" svg:x="17.392cm" svg:y="3.1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25cm" svg:height="0.25cm" svg:x="13.292cm" svg:y="3.7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892cm" svg:y="5.93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642cm" svg:y="5.43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892cm" svg:y="6.93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6.392cm" svg:y="6.93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5.642cm" svg:y="7.1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142cm" svg:y="6.1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142cm" svg:y="6.6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642cm" svg:y="7.43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392cm" svg:y="4.1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892cm" svg:y="4.6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3.142cm" svg:y="4.68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142cm" svg:y="5.188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25cm" svg:height="0.25cm" svg:x="14.892cm" svg:y="4.93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25cm" svg:height="0.25cm" svg:x="14.142cm" svg:y="5.93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2.005cm" svg:height="0.645cm" draw:transform="rotate (1.5707963267949) translate (11.709cm 2.358cm)">
              <draw:text-box>
                <text:p text:style-name="P3"><text:span text:style-name="T1">Feature 2</text:span></text:p>
              </draw:text-box>
            </draw:frame>
            <draw:frame draw:style-name="gr4" draw:text-style-name="P4" draw:layer="layout" svg:width="2.005cm" svg:height="0.645cm" svg:x="18.472cm" svg:y="8.355cm">
              <draw:text-box>
                <text:p text:style-name="P3"><text:span text:style-name="T1">Feature 1</text:span></text:p>
              </draw:text-box>
            </draw:frame>
            <draw:frame draw:style-name="gr4" draw:text-style-name="P6" draw:layer="layout" svg:width="2.957cm" svg:height="0.569cm" draw:transform="rotate (-0.734609082164413) translate (12.965cm 1.22cm)">
              <draw:text-box>
                <text:p text:style-name="P5"><text:span text:style-name="T2">Optimal hyperplane</text:span></text:p>
              </draw:text-box>
            </draw:frame>
            <draw:line draw:style-name="gr11" draw:text-style-name="P1" draw:layer="layout" svg:x1="13.305cm" svg:y1="0.851cm" svg:x2="20.148cm" svg:y2="7.026cm">
              <text:p/>
            </draw:line>
            <draw:line draw:style-name="gr11" draw:text-style-name="P1" draw:layer="layout" svg:x1="11.944cm" svg:y1="2.299cm" svg:x2="18.787cm" svg:y2="8.474cm">
              <text:p/>
            </draw:line>
            <draw:line draw:style-name="gr12" draw:text-style-name="P1" draw:layer="layout" svg:x1="16.176cm" svg:y1="6.104cm" svg:x2="17.484cm" svg:y2="4.653cm">
              <text:p/>
            </draw:line>
            <draw:line draw:style-name="gr13" draw:text-style-name="P1" draw:layer="layout" svg:x1="15.104cm" svg:y1="3.796cm" svg:x2="15.756cm" svg:y2="3.072cm">
              <text:p/>
            </draw:line>
            <draw:line draw:style-name="gr14" draw:text-style-name="P1" draw:layer="layout" svg:x1="15.016cm" svg:y1="5.069cm" svg:x2="15.668cm" svg:y2="4.345cm">
              <text:p/>
            </draw:line>
            <draw:line draw:style-name="gr5" draw:text-style-name="P1" draw:layer="layout" svg:x1="12.657cm" svg:y1="1.6cm" svg:x2="19.5cm" svg:y2="7.775cm">
              <text:p/>
            </draw:line>
            <draw:g>
              <draw:custom-shape draw:style-name="gr15" draw:text-style-name="P2" draw:layer="layout" svg:width="1.353cm" svg:height="0.65cm" svg:x="16.652cm" svg:y="5.372cm">
                <text:p/>
                <draw:enhanced-geometry svg:viewBox="0 0 21600 21600" draw:type="rectangle" draw:enhanced-path="M 0 0 L 21600 0 21600 21600 0 21600 0 0 Z N"/>
              </draw:custom-shape>
              <draw:frame draw:style-name="gr16" draw:text-style-name="P11" draw:layer="layout" svg:width="1.747cm" svg:height="0.878cm" svg:x="16.477cm" svg:y="5.236cm">
                <draw:text-box>
                  <text:p text:style-name="P10"><text:span text:style-name="T3">Maximum </text:span></text:p>
                  <text:p text:style-name="P10"><text:span text:style-name="T3">margin</text:span></text:p>
                </draw:text-box>
              </draw:frame>
            </draw:g>
            <draw:g>
              <draw:custom-shape draw:style-name="gr17" draw:text-style-name="P2" draw:layer="layout" svg:width="1.104cm" svg:height="0.609cm" svg:x="14.388cm" svg:y="3.852cm">
                <text:p/>
                <draw:enhanced-geometry svg:viewBox="0 0 21600 21600" draw:type="rectangle" draw:enhanced-path="M 0 0 L 21600 0 21600 21600 0 21600 0 0 Z N"/>
              </draw:custom-shape>
              <draw:frame draw:style-name="gr16" draw:text-style-name="P11" draw:layer="layout" svg:width="1.522cm" svg:height="0.878cm" svg:x="14.196cm" svg:y="3.723cm">
                <draw:text-box>
                  <text:p text:style-name="P10"><text:span text:style-name="T3">Support</text:span></text:p>
                  <text:p text:style-name="P10"><text:span text:style-name="T3">vectors</text:span></text:p>
                </draw:text-box>
              </draw:frame>
            </draw:g>
          </draw:g>
          <draw:line draw:style-name="gr18" draw:text-style-name="P1" draw:layer="layout" svg:x1="9.926cm" svg:y1="4.128cm" svg:x2="11.751cm" svg:y2="4.128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4T10:01:38.734000000</meta:creation-date>
    <dc:date>2022-08-04T10:58:35.161000000</dc:date>
    <meta:editing-duration>PT52M27S</meta:editing-duration>
    <meta:editing-cycles>20</meta:editing-cycles>
    <meta:generator>LibreOffice/7.2.7.2$Windows_X86_64 LibreOffice_project/8d71d29d553c0f7dcbfa38fbfda25ee34cce99a2</meta:generator>
    <meta:document-statistic meta:object-count="102"/>
  </office:meta>
</office:document-meta>
</file>